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atha" svg:font-family="Latha" style:font-family-generic="swiss" style:font-pitch="variable" svg:panose-1="2 0 4 0 0 0 0 0 0 0"/>
  </office:font-face-decls>
  <office:automatic-styles>
    <style:style style:name="P1" style:parent-style-name="Normal" style:master-page-name="MP0" style:family="paragraph">
      <style:paragraph-properties fo:break-before="page"/>
      <style:text-properties style:font-name="Calibri" style:font-name-complex="Calibri" fo:font-weight="bold" style:font-weight-asian="bold" style:font-weight-complex="bold" fo:font-size="14pt" style:font-size-asian="14pt" style:font-size-complex="14pt"/>
    </style:style>
    <style:style style:name="T2" style:parent-style-name="DefaultParagraphFont" style:family="text">
      <style:text-properties style:font-name-asian="Times New Roman"/>
    </style:style>
    <style:style style:name="P3" style:parent-style-name="Heading1" style:family="paragraph">
      <style:text-properties style:font-name-asian="Times New Roman"/>
    </style:style>
    <style:style style:name="P4" style:parent-style-name="Heading1" style:family="paragraph">
      <style:text-properties style:font-name-asian="Times New Roman"/>
    </style:style>
    <style:style style:name="P5" style:parent-style-name="Heading1" style:family="paragraph">
      <style:text-properties style:font-name-asian="Times New Roman"/>
    </style:style>
    <style:style style:name="P6" style:parent-style-name="Heading1" style:family="paragraph">
      <style:text-properties style:font-name-asian="Times New Roman"/>
    </style:style>
    <style:style style:name="P7" style:parent-style-name="Heading1" style:family="paragraph">
      <style:text-properties style:font-name-asian="Times New Roman"/>
    </style:style>
    <style:style style:name="P8" style:parent-style-name="Heading1" style:family="paragraph">
      <style:text-properties style:font-name-asian="Times New Roman"/>
    </style:style>
    <style:style style:name="T9" style:parent-style-name="DefaultParagraphFont" style:family="text">
      <style:text-properties style:font-name-asian="Times New Roman"/>
    </style:style>
    <style:style style:name="P10" style:parent-style-name="Heading1" style:family="paragraph">
      <style:text-properties style:font-name-asian="Times New Roman"/>
    </style:style>
    <style:style style:name="P11" style:parent-style-name="Heading3" style:family="paragraph">
      <style:text-properties style:font-name-asian="Times New Roman"/>
    </style:style>
    <style:style style:name="P12" style:parent-style-name="Heading3" style:family="paragraph">
      <style:text-properties style:font-name-asian="Times New Roman"/>
    </style:style>
    <style:style style:name="P13" style:parent-style-name="Heading1" style:family="paragraph">
      <style:text-properties style:font-name-asian="Times New Roman"/>
    </style:style>
    <style:style style:name="P14" style:parent-style-name="Heading1" style:family="paragraph">
      <style:text-properties style:font-name-asian="Times New Roman"/>
    </style:style>
    <style:style style:name="P15" style:parent-style-name="Heading4" style:family="paragraph">
      <style:text-properties style:font-name-asian="Times New Roman"/>
    </style:style>
    <style:style style:name="P16" style:parent-style-name="Heading4" style:family="paragraph">
      <style:text-properties style:font-name-asian="Times New Roman"/>
    </style:style>
    <style:style style:name="P17" style:parent-style-name="Heading1" style:family="paragraph">
      <style:text-properties style:font-name-asian="Times New Roman"/>
    </style:style>
    <style:style style:name="P18" style:parent-style-name="Heading4" style:family="paragraph">
      <style:text-properties style:font-name-asian="Times New Roman"/>
    </style:style>
    <style:style style:name="P19" style:parent-style-name="Heading4" style:family="paragraph">
      <style:text-properties style:font-name-asian="Times New Roman"/>
    </style:style>
    <style:style style:name="P20" style:parent-style-name="Heading1" style:family="paragraph">
      <style:text-properties style:font-name-asian="Times New Roman"/>
    </style:style>
    <style:style style:name="TableColumn22" style:family="table-column">
      <style:table-column-properties style:column-width="3.2083in"/>
    </style:style>
    <style:style style:name="TableColumn23" style:family="table-column">
      <style:table-column-properties style:column-width="3.2916in"/>
    </style:style>
    <style:style style:name="Table21" style:family="table">
      <style:table-properties style:width="6.5in" fo:margin-left="0in" table:align="left"/>
    </style:style>
    <style:style style:name="TableRow24" style:family="table-row">
      <style:table-row-properties/>
    </style:style>
    <style:style style:name="TableCell25" style:family="table-cell">
      <style:table-cell-properties fo:border="none" style:writing-mode="lr-tb" style:vertical-align="middle" fo:padding-top="0.0104in" fo:padding-left="0.0104in" fo:padding-bottom="0.0104in" fo:padding-right="0.0104in"/>
    </style:style>
    <style:style style:name="P26" style:parent-style-name="Heading4" style:family="paragraph">
      <style:text-properties style:font-name-asian="Times New Roman"/>
    </style:style>
    <style:style style:name="TableCell27" style:family="table-cell">
      <style:table-cell-properties fo:border="none" style:writing-mode="lr-tb" style:vertical-align="middle" fo:padding-top="0.0104in" fo:padding-left="0.0104in" fo:padding-bottom="0.0104in" fo:padding-right="0.0104in"/>
    </style:style>
    <style:style style:name="P28" style:parent-style-name="Heading4" style:family="paragraph">
      <style:text-properties style:font-name-asian="Times New Roman"/>
    </style:style>
  </office:automatic-styles>
  <office:body>
    <office:text text:use-soft-page-breaks="true">
      <text:p text:style-name="P1">The term "Smart Water Project" typically refers to initiatives and technologies aimed at improving the management, distribution, and conservation of water resources through the use of advanced information and communication technologies. These projects leverage data, sensors, automation, and analytics to make water systems more efficient, resilient, and sustainable. Here are some key components and objectives of a Smart Water Project:</text:p>
      <text:h text:style-name="Heading1" text:outline-level="1"><text:span text:style-name="T2">Data Collection and Sensors</text:span></text:h>
      <text:p text:style-name="paragraph">Smart water projects involve the installation of sensors and data collection devices throughout the water system. These sensors provide real-time measurements of water quality, flow rates, pressure, and other relevant parameters. With this valuable data, utilities can make informed decisions about water management and identify potential issues promptly.</text:p>
      <text:h text:style-name="P3" text:outline-level="1">Remote Monitoring for Effective Management</text:h>
      <text:p text:style-name="paragraph"><text:s/>the data collected by sensors is transmitted to a central control system for real-time monitoring. This enables utilities to detect leaks, contamination, or other system abnormalities at an early stage. By identifying problems swiftly, utilities can take immediate action to mitigate the impacts and maintain an efficient water supply system.</text:p>
      <text:h text:style-name="P4" text:outline-level="1">Data Analytics: Unlocking Insights</text:h>
      <text:p text:style-name="paragraph">Advanced analytics and machine learning play a crucial role in Smart Water Projects. By analyzing the vast amount of data collected from sensors, utilities gain valuable insights. These insights can be used to predict maintenance needs, optimize water distribution, and identify trends or anomalies. Harnessing the power of data analytics empowers utilities to make informed decisions and drive continuous improvement.</text:p>
      <text:h text:style-name="P5" text:outline-level="1">Leak Detection for Water Conservation</text:h>
      <text:p text:style-name="paragraph">A primary goal of many Smart Water Projects is to detect and address leaks promptly. By leveraging sensors and data analytics, utilities can identify leaks in the water distribution system quickly. Rapid detection not only conserves water but also prevents potential damage to infrastructure. This proactive approach helps ensure the effective and sustainable use of this precious resource.</text:p>
      <text:h text:style-name="P6" text:outline-level="1">Enhancing Demand Management</text:h>
      <text:p text:style-name="paragraph">Smart water systems provide utilities with valuable data on water usage patterns. By understanding how water is consumed, utilities can optimize water delivery during peak demand periods and encourage water conservation. These insights enable utilities to meet customer needs effectively while preserving water resources for future generations.</text:p>
      <text:soft-page-break/>
      <text:h text:style-name="P7" text:outline-level="1">Infrastructure Optimization Through Data-driven Insights</text:h>
      <text:p text:style-name="paragraph">Data-driven insights generated by Smart Water Projects inform decisions on infrastructure upgrades or repairs. By utilizing data analytics, utilities can identify optimal areas for investment, making the most efficient use of available resources. This strategic approach enables utilities to enhance reliability, minimize disruptions, and ensure a sustainable water supply for communities.</text:p>
      <text:h text:style-name="P8" text:outline-level="1">Customer Engagement and Empowerment</text:h>
      <text:p text:style-name="paragraph">Smart water projects often include tools and apps that allow consumers to monitor their water usage in real-time. With these features, customers can stay informed about their consumption patterns and receive alerts about potential leaks or abnormal usage. Empowering consumers with this knowledge encourages water conservation and facilitates efficient water management at individual levels.</text:p>
      <text:h text:style-name="Heading1" text:outline-level="1"><text:span text:style-name="T9">Water Quality Monitoring</text:span></text:h>
      <text:p text:style-name="paragraph">Ensuring water quality is of utmost importance. By implementing smart systems that can continuously monitor water quality parameters, we can detect contamination events early and take swift action to safeguard the safety of our drinking water. Real-time data and advanced analytics enable us to identify potential risks and implement preventive measures to maintain high water quality standards.</text:p>
      <text:h text:style-name="P10" text:outline-level="1">Resilience and Disaster Response</text:h>
      <text:h text:style-name="P11" text:outline-level="3">Real-time Information</text:h>
      <text:p text:style-name="paragraph">Smart water systems provide real-time information on water system conditions, enhancing our ability to respond to emergencies and natural disasters effectively. This invaluable data equips emergency responders and authorities with crucial insights to make informed decisions and allocate resources efficiently, ensuring the well-being of communities even in the face of adversity.</text:p>
      <text:h text:style-name="P12" text:outline-level="3">Emergency Preparedness</text:h>
      <text:p text:style-name="paragraph">By integrating smart technology into water systems, we can proactively monitor and anticipate potential disruptions. This allows us to develop robust contingency plans and response strategies that minimize the impact of disasters, safeguarding the continuity of water supply and protecting the welfare of our communities.</text:p>
      <text:h text:style-name="P13" text:outline-level="1">Energy Efficiency</text:h>
      <text:p text:style-name="paragraph">Optimizing energy consumption in water distribution is paramount to achieving sustainability goals and reducing greenhouse gas emissions. Smart water systems enable us to maximize energy efficiency by optimizing the operation of pumps and treatment facilities. By leveraging real-time data and advanced algorithms, we can identify opportunities for optimization and implement energy-saving measures, contributing to a greener and more sustainable future.</text:p>
      <text:soft-page-break/>
      <text:h text:style-name="P14" text:outline-level="1">Integration with Other Infrastructure</text:h>
      <text:h text:style-name="P15" text:outline-level="4">Urban Infrastructure</text:h>
      <text:p text:style-name="paragraph">Integrating smart water systems with other urban infrastructure, such as transportation and wastewater networks, allows for holistic resource optimization. By coordinating and synchronizing these interconnected systems, we can enhance operational efficiency and improve urban planning, leading to smarter, more sustainable cities.</text:p>
      <text:h text:style-name="P16" text:outline-level="4">Urban Planning</text:h>
      <text:p text:style-name="paragraph">Smart water projects provide valuable data and insights that inform urban planning decisions. By understanding water consumption patterns and demand, we can better allocate resources and plan future infrastructure developments. This integration enables cities to thrive and adapt to evolving needs while ensuring the responsible and efficient use of our most precious resource - water.</text:p>
      <text:h text:style-name="P17" text:outline-level="1">Water Conservation</text:h>
      <text:h text:style-name="P18" text:outline-level="4">Real-time Consumption Insights</text:h>
      <text:p text:style-name="paragraph">Smart water projects empower consumers and utilities with real-time information on water usage. This data-driven approach allows individuals and communities to make informed decisions and adopt water-saving behaviors. By encouraging water conservation at the grassroots level, we can collectively reduce water consumption and mitigate the impact of water scarcity.</text:p>
      <text:h text:style-name="P19" text:outline-level="4">Behavioral Change</text:h>
      <text:p text:style-name="paragraph">With the support of smart water solutions, consumers can actively track and monitor their water usage, fostering a sense of responsibility and driving behavioral change. By promoting water-conscious habits and raising awareness about the importance of conservation, we can create a positive and lasting impact on our water resources for generations to come.</text:p>
      <text:h text:style-name="P20" text:outline-level="1">Cost Savings<text:s/></text:h>
      <table:table table:style-name="Table21">
        <table:table-columns>
          <table:table-column table:style-name="TableColumn22"/>
          <table:table-column table:style-name="TableColumn23"/>
        </table:table-columns>
        <table:table-row table:style-name="TableRow24">
          <table:table-cell table:style-name="TableCell25">
            <text:h text:style-name="P26" text:outline-level="4">Efficiency Enhancements</text:h>
            <text:p text:style-name="paragraph">Smart water projects drive operational efficiency by reducing water loss, optimizing infrastructure planning, and streamlining maintenance processes. These improvements result in significant cost savings for water utilities, enabling them to allocate resources more effectively and deliver sustainable services to customers at lower rates.</text:p>
          </table:table-cell>
          <table:table-cell table:style-name="TableCell27">
            <text:h text:style-name="P28" text:outline-level="4">Better Asset Management</text:h>
            <text:p text:style-name="paragraph">The implementation of smart technology allows for proactive asset management strategies. By harnessing real-time data and predictive analytics, utilities can optimize maintenance schedules, extend the lifespan of infrastructure, and minimize disruptions. This proactive approach maximizes the value of investments and reduces long-term operating cost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atha" svg:font-family="Latha" style:font-family-generic="swiss" style:font-pitch="variable" svg:panose-1="2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paragraph" style:display-name="paragraph"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UNDER BIRD</meta:initial-creator>
    <dc:creator>Santosh P</dc:creator>
    <meta:creation-date>2023-10-11T07:10:00Z</meta:creation-date>
    <dc:date>2023-10-11T07:10:00Z</dc:date>
    <meta:template xlink:href="Normal" xlink:type="simple"/>
    <meta:editing-cycles>2</meta:editing-cycles>
    <meta:editing-duration>PT120S</meta:editing-duration>
    <meta:document-statistic meta:page-count="3" meta:paragraph-count="14" meta:word-count="1097" meta:character-count="7340" meta:row-count="52" meta:non-whitespace-character-count="6257"/>
  </office:meta>
</office:document-meta>
</file>